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frac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</mrow>
                  <mrow>
                    <mi>R</mi>
                    <msub>
                      <mi>n</mi>
                      <mn>2</mn>
                    </msub>
                  </mrow>
                </mfrac>
              </mtd>
              <mtd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td>
            </mtr>
          </mtable>
        </mrow>
        <mo fence="true" stretchy="true">]</mo>
      </mrow>
    </mrow>
    <annotation encoding="StarMath 5.0">M = left [ matrix{1 # 0 ## {n_2 - n_1} over {R n_2}  # {n_1 over n_2} 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2T09:03:08.564000000</dc:date>
    <meta:editing-duration>PT19M11S</meta:editing-duration>
    <meta:editing-cycles>5</meta:editing-cycles>
  </office:meta>
</office:document-meta>
</file>